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L1">
      <style:text-properties fo:font-size="13pt" fo:font-weight="bold" style:font-size-asian="13pt" style:font-weight-asian="bold" style:font-size-complex="13pt" style:font-weight-complex="bold"/>
    </style:style>
    <style:style style:name="P3" style:family="paragraph" style:parent-style-name="Standard" style:list-style-name="L2">
      <style:text-properties fo:font-size="13pt" fo:font-weight="bold" style:font-size-asian="13pt" style:font-weight-asian="bold" style:font-size-complex="13pt" style:font-weight-complex="bold"/>
    </style:style>
    <style:style style:name="P4" style:family="paragraph" style:parent-style-name="Standard" style:list-style-name="L3">
      <style:text-properties fo:font-size="13pt" fo:font-weight="bold" style:font-size-asian="13pt" style:font-weight-asian="bold" style:font-size-complex="13pt" style:font-weight-complex="bold"/>
    </style:style>
    <style:style style:name="P5" style:family="paragraph" style:parent-style-name="Standard" style:list-style-name="L4">
      <style:text-properties fo:font-size="13pt" fo:font-weight="bold" style:font-size-asian="13pt" style:font-weight-asian="bold" style:font-size-complex="13pt" style:font-weight-complex="bold"/>
    </style:style>
    <style:style style:name="P6" style:family="paragraph" style:parent-style-name="Standard">
      <style:text-properties officeooo:paragraph-rsid="001ea1fe"/>
    </style:style>
    <style:style style:name="T1" style:family="text">
      <style:text-properties officeooo:rsid="001be94e"/>
    </style:style>
    <style:style style:name="T2" style:family="text">
      <style:text-properties officeooo:rsid="001d4405"/>
    </style:style>
    <style:style style:name="T3" style:family="text">
      <style:text-properties officeooo:rsid="001e7321"/>
    </style:style>
    <style:style style:name="T4" style:family="text">
      <style:text-properties officeooo:rsid="001ea1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nopsis</text:p>
      <text:p text:style-name="Standard"/>
      <text:list xml:id="list271756413" text:style-name="L1">
        <text:list-item>
          <text:p text:style-name="P2">General idea:</text:p>
        </text:list-item>
      </text:list>
      <text:p text:style-name="Standard">My idea is about building a cooking/baking website majored in cupcakes. This site is called "Ninja Cupcake" which has a cupcake with two ninja knives on the back as its logo. Next to it is a menu-bar / <text:s/>nav-bar that holds the titles of all sub-pages, namely "home", "Recipe", “<text:span text:style-name="T2">Shop”, </text:span>"Contact" and "Log In". If hovering over "Recipe" one can see different <text:span text:style-name="T1">categories</text:span> under it, including "Main Dishes", "Side Dishes", "<text:span text:style-name="T4">Pastry</text:span>", "Snacks" and etc <text:span text:style-name="T4">(but for now only three sub-categories on the site)</text:span>. On the far right is the <text:span text:style-name="T1">search</text:span> field and a search icon. </text:p>
      <text:p text:style-name="P6">The main content <text:span text:style-name="T2">on the home page </text:span>starts with <text:span text:style-name="T4">a image slider, each having some texts and a button to redirect users to various pages. The second slider has </text:span>a quote by Hayao Miyazaki, the famous Japanese animator / manga artist / filmmaker and etc, <text:span text:style-name="T2">who has portraited and/or directed any animated films featuring various types of food. </text:span></text:p>
      <text:p text:style-name="P6">Next is a row of three columns, each with a preview image, a header / title, description and a clickable button linking to a full review of the authors <text:span text:style-name="T1">followed</text:span> by a section of recipes with preview images, titles and summaries as well as "view" buttons.</text:p>
      <text:p text:style-name="Standard">The last section on this homepage is a sticky footer which has links to social media, copyright info and "to top" link. <text:s/></text:p>
      <text:p text:style-name="Standard">All pages share the same header and footer, color scheme and fonts. The Recipe pages pretty much follows the style and layout of a preview image, a title, ingredients, part of the full step-by-step procedure and a "view full recipe" button which links to the recipe's own page where users can see the full description/procedure as well as leaving comments. </text:p>
      <text:p text:style-name="Standard">On the contact page there is a form for users who are interested in getting the latest updates to subscribe as well as commenting on different items. </text:p>
      <text:p text:style-name="Standard">The Log In link allows one to register if he/she is first time visiting the site or log in to his/her account where one can make a choice of going to the dashboard or keep browsing through the site. </text:p>
      <text:p text:style-name="Standard"/>
      <text:list xml:id="list4078624045" text:style-name="L2">
        <text:list-item>
          <text:p text:style-name="P3">Aims and Purposes:</text:p>
        </text:list-item>
      </text:list>
      <text:p text:style-name="Standard">The "Ninja Cupcake" website serves as an informative yet fun guidebook for those who love cooking, baking and especially for <text:span text:style-name="T1">beginners</text:span> to have a successful experience. In order to achieve that, the site has a fixed navbar where users can find a search-field that they are able to look for recipes and tips through inputting keywords. By doing so one also gains easy access to purchase books both in pdf format and in paper as well as ordering pre-made food/desert in package. </text:p>
      <text:p text:style-name="Standard"/>
      <text:list xml:id="list3851811531" text:style-name="L3">
        <text:list-item>
          <text:p text:style-name="P4">Design and Execution:</text:p>
        </text:list-item>
      </text:list>
      <text:p text:style-name="Standard">The layout of the website is quite bootstrap-y since it is mainly using Bootstrap with a little extra script and plugins. </text:p>
      <text:p text:style-name="Standard">To provide a healthy-looking and inviting environment, the color choices run down to dark-grey background for menu and navbar, white/light-grey for main section, <text:span text:style-name="T3">blue-ish green</text:span> color for buttons, <text:span text:style-name="T3">grey for both titles and paragraphs with a variation of font-weight and font-size and a little red and yellow color for accent. </text:span></text:p>
      <text:p text:style-name="Standard"/>
      <text:list xml:id="list709729744" text:style-name="L4">
        <text:list-item>
          <text:p text:style-name="P5">Functionalities:</text:p>
        </text:list-item>
      </text:list>
      <text:p text:style-name="Standard">Most of the functionalities on this website lie in the dashboard section after users log in to their accounts. One can go into his profile and change/modify profile images, resetting password, updating privacy settings and so on. More importantly one is able to manage the purchase history as well as the current/ongoing transaction and tracking his orders onl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1:25:14.111468997</meta:creation-date>
    <dc:date>2019-01-16T08:53:51.274915901</dc:date>
    <meta:editing-duration>PT32M9S</meta:editing-duration>
    <meta:editing-cycles>5</meta:editing-cycles>
    <meta:generator>LibreOffice/6.1.3.2$Linux_X86_64 LibreOffice_project/10$Build-2</meta:generator>
    <meta:document-statistic meta:table-count="0" meta:image-count="0" meta:object-count="0" meta:page-count="1" meta:paragraph-count="16" meta:word-count="572" meta:character-count="3335" meta:non-whitespace-character-count="2771"/>
  </office:meta>
</office:document-meta>
</file>